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f0f80" officeooo:paragraph-rsid="000f0f80"/>
    </style:style>
    <style:style style:name="P2" style:family="paragraph" style:parent-style-name="Standard">
      <style:paragraph-properties fo:text-align="start" style:justify-single-word="false"/>
      <style:text-properties officeooo:rsid="000f0f80" officeooo:paragraph-rsid="000f0f8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stmortem B01</text:p>
      <text:p text:style-name="P1"/>
      <text:p text:style-name="P2">i.</text:p>
      <text:p text:style-name="P2">Diese Woche haben wir Reguläre Sprachen bearbeitet, dabei haben wir uns haupsächlich mit regulären ausdrücken, regulärer Grammatik und DFAs beschäftigt. </text:p>
      <text:p text:style-name="P2"/>
      <text:p text:style-name="P2">ii.</text:p>
      <text:p text:style-name="P2">Es wurden generell wissen über die genannten Themen abgefragt, allerdings fand ich diese im Kontext der Programmiersprachen sehr spannend, da ich mir über die bildung eines Bezeichners mit dem Hintergrund Sprache noch keinen Gedanken gemacht habe und es spannend fand „einfache“ Regeln in Regex und Grammatiken zu übersetzen.</text:p>
      <text:p text:style-name="P2"/>
      <text:p text:style-name="P2">iii.</text:p>
      <text:p text:style-name="P2">Der schwierigste Teil für mich waren definitiv DFAs, vorallem deswegen weil ich noch nicht ganz den Unterschied zwischen DFA und NFA für mich herausgearbeitet habe. Gelöst habe ich es so gut wie ich es verstanden habe und hoffe das es so richtig ist. Jedoch wird das ein Thema sein was ich mir noch genauer angucken muss.</text:p>
      <text:p text:style-name="P2"/>
      <text:p text:style-name="P2">iv.</text:p>
      <text:p text:style-name="P2">Sowohl Regex als auch reguläre Grammatik hoffe ich jetzt gut verstanden zu haben, auch wenn ich mir bei zeiten nicht sicher bin wie ich diese für die Praktikumsarbeit notieren würde, vorallem da in der einen Aufgabe gesagt wurde das (a-z) nicht ausreichend ist, aber dann auch erwähnt wurde das die Darstellung jetzt doch so akzeptiert wird. Desweiteren habe ich gelernt das die darstellung der Bäume einer regulären Grammatik händisch einfacher ist als diese am PC zu erstellen, das werd ich mir dann wohl für die nächsten Übungen mitnehmen darauf mehr zu setzen, da ich nachdem ich fertig war einen Baum nochmal von Hand gemacht habe und festellen musste wieviel einfacher es war.</text:p>
      <text:p text:style-name="P2"/>
      <text:p text:style-name="P2">v.</text:p>
      <text:p text:style-name="P2">Die aufgaben wurden alleine bearbeitet.</text:p>
      <text:p text:style-name="P2"/>
      <text:p text:style-name="P2">vi.</text:p>
      <text:p text:style-name="P2">https://github.com/Phailguy/Compilerbau-praktik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22T00:44:23.570515300</meta:creation-date>
    <dc:date>2025-10-22T00:55:32.626098700</dc:date>
    <meta:editing-duration>PT15S</meta:editing-duration>
    <meta:editing-cycles>1</meta:editing-cycles>
    <meta:generator>LibreOffice/25.2.5.2$Windows_X86_64 LibreOffice_project/03d19516eb2e1dd5d4ccd751a0d6f35f35e08022</meta:generator>
    <meta:document-statistic meta:table-count="0" meta:image-count="0" meta:object-count="0" meta:page-count="1" meta:paragraph-count="13" meta:word-count="250" meta:character-count="1599" meta:non-whitespace-character-count="1361"/>
  </office:meta>
</office:document-meta>
</file>